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2:.C2])" office:value-type="float" office:value="-4.66666666666667" calcext:value-type="float">
            <text:p>-4.6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3:.C3])" office:value-type="float" office:value="2.33333333333333" calcext:value-type="float">
            <text:p>2.33333333333333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4:.C4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5:.C5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6:.C6])" office:value-type="float" office:value="3.33333333333333" calcext:value-type="float">
            <text:p>3.33333333333333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7:.C7])" office:value-type="float" office:value="2.66666666666667" calcext:value-type="float">
            <text:p>2.66666666666667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8:.C8])" office:value-type="float" office:value="-4" calcext:value-type="float">
            <text:p>-4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9:.C9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10:.C10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11:.C11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12:.C12])" office:value-type="float" office:value="4" calcext:value-type="float">
            <text:p>4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13:.C13])" office:value-type="float" office:value="2.33333333333333" calcext:value-type="float">
            <text:p>2.33333333333333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14:.C14])" office:value-type="float" office:value="-2" calcext:value-type="float">
            <text:p>-2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15:.C15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16:.C16])" office:value-type="float" office:value="2.66666666666667" calcext:value-type="float">
            <text:p>2.6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17:.C17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18:.C18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9:.C19])" office:value-type="float" office:value="7" calcext:value-type="float">
            <text:p>7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20:.C20])" office:value-type="float" office:value="-4.66666666666667" calcext:value-type="float">
            <text:p>-4.66666666666667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21:.C21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22:.C22])" office:value-type="float" office:value="2.33333333333333" calcext:value-type="float">
            <text:p>2.33333333333333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23:.C23])" office:value-type="float" office:value="-4" calcext:value-type="float">
            <text:p>-4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24:.C24])" office:value-type="float" office:value="-2" calcext:value-type="float">
            <text:p>-2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25:.C25])" office:value-type="float" office:value="-5.33333333333333" calcext:value-type="float">
            <text:p>-5.33333333333333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26:.C26])" office:value-type="float" office:value="-4.33333333333333" calcext:value-type="float">
            <text:p>-4.33333333333333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27:.C27])" office:value-type="float" office:value="5.33333333333333" calcext:value-type="float">
            <text:p>5.3333333333333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28:.C28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29:.C29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30:.C30])" office:value-type="float" office:value="4" calcext:value-type="float">
            <text:p>4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31:.C31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32:.C32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33:.C33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34:.C34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35:.C35])" office:value-type="float" office:value="-3" calcext:value-type="float">
            <text:p>-3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36:.C36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37:.C37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38:.C38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39:.C39])" office:value-type="float" office:value="3.66666666666667" calcext:value-type="float">
            <text:p>3.6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40:.C40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41:.C41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42:.C42])" office:value-type="float" office:value="3" calcext:value-type="float">
            <text:p>3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43:.C43])" office:value-type="float" office:value="-2" calcext:value-type="float">
            <text:p>-2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44:.C44])" office:value-type="float" office:value="3" calcext:value-type="float">
            <text:p>3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45:.C45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46:.C46])" office:value-type="float" office:value="-4.33333333333333" calcext:value-type="float">
            <text:p>-4.33333333333333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47:.C47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48:.C48])" office:value-type="float" office:value="-4.66666666666667" calcext:value-type="float">
            <text:p>-4.66666666666667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49:.C49])" office:value-type="float" office:value="2.66666666666667" calcext:value-type="float">
            <text:p>2.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50:.C50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51:.C51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52:.C52])" office:value-type="float" office:value="4" calcext:value-type="float">
            <text:p>4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53:.C53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54:.C54])" office:value-type="float" office:value="-3" calcext:value-type="float">
            <text:p>-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55:.C55])" office:value-type="float" office:value="5" calcext:value-type="float">
            <text:p>5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56:.C56])" office:value-type="float" office:value="-5" calcext:value-type="float">
            <text:p>-5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57:.C57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58:.C58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59:.C59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60:.C60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61:.C61])" office:value-type="float" office:value="-7.33333333333333" calcext:value-type="float">
            <text:p>-7.3333333333333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62:.C62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63:.C63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64:.C64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65:.C65])" office:value-type="float" office:value="4.33333333333333" calcext:value-type="float">
            <text:p>4.3333333333333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66:.C66])" office:value-type="float" office:value="7.33333333333333" calcext:value-type="float">
            <text:p>7.33333333333333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67:.C67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68:.C68])" office:value-type="float" office:value="-9" calcext:value-type="float">
            <text:p>-9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69:.C69])" office:value-type="float" office:value="2.33333333333333" calcext:value-type="float">
            <text:p>2.33333333333333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70:.C70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71:.C71])" office:value-type="float" office:value="2.33333333333333" calcext:value-type="float">
            <text:p>2.33333333333333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72:.C72])" office:value-type="float" office:value="4" calcext:value-type="float">
            <text:p>4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73:.C73])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74:.C74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75:.C75])" office:value-type="float" office:value="-7" calcext:value-type="float">
            <text:p>-7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76:.C76])" office:value-type="float" office:value="5.33333333333333" calcext:value-type="float">
            <text:p>5.3333333333333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77:.C77])" office:value-type="float" office:value="3.66666666666667" calcext:value-type="float">
            <text:p>3.66666666666667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78:.C78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79:.C79])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80:.C80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81:.C81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82:.C82])" office:value-type="float" office:value="4.66666666666667" calcext:value-type="float">
            <text:p>4.66666666666667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83:.C83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84:.C84])" office:value-type="float" office:value="-6.33333333333333" calcext:value-type="float">
            <text:p>-6.33333333333333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85:.C85])" office:value-type="float" office:value="-5.33333333333333" calcext:value-type="float">
            <text:p>-5.3333333333333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86:.C86])" office:value-type="float" office:value="4" calcext:value-type="float">
            <text:p>4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87:.C87])" office:value-type="float" office:value="-7" calcext:value-type="float">
            <text:p>-7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88:.C88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89:.C89])" office:value-type="float" office:value="6" calcext:value-type="float">
            <text:p>6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90:.C90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91:.C91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92:.C92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93:.C93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94:.C94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95:.C95])" office:value-type="float" office:value="4.33333333333333" calcext:value-type="float">
            <text:p>4.3333333333333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96:.C96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97:.C97])" office:value-type="float" office:value="-4.66666666666667" calcext:value-type="float">
            <text:p>-4.66666666666667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98:.C98])" office:value-type="float" office:value="-7.33333333333333" calcext:value-type="float">
            <text:p>-7.33333333333333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99:.C99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00:.C100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101:.C101])" office:value-type="float" office:value="-4.66666666666667" calcext:value-type="float">
            <text:p>-4.66666666666667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102:.C102])" office:value-type="float" office:value="5.66666666666667" calcext:value-type="float">
            <text:p>5.66666666666667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103:.C103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104:.C104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105:.C105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106:.C106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107:.C107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108:.C108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109:.C109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110:.C110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111:.C111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112:.C112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13:.C113])" office:value-type="float" office:value="2.66666666666667" calcext:value-type="float">
            <text:p>2.66666666666667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114:.C114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115:.C115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16:.C116])" office:value-type="float" office:value="2" calcext:value-type="float">
            <text:p>2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117:.C117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118:.C118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119:.C119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120:.C120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121:.C121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122:.C122])" office:value-type="float" office:value="-5" calcext:value-type="float">
            <text:p>-5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123:.C123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124:.C124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125:.C125])" office:value-type="float" office:value="-1.66666666666667" calcext:value-type="float">
            <text:p>-1.6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56:22.388157017</meta:creation-date>
    <dc:date>2023-05-24T14:41:53.663555700</dc:date>
    <meta:editing-duration>PT13M28S</meta:editing-duration>
    <meta:editing-cycles>4</meta:editing-cycles>
    <meta:generator>LibreOffice/7.3.7.2$Linux_X86_64 LibreOffice_project/30$Build-2</meta:generator>
    <meta:document-statistic meta:table-count="1" meta:cell-count="500" meta:object-count="0"/>
  </office:meta>
</office:document-meta>
</file>